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5cm" fo:min-width="18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5.4cm" svg:x="1cm" svg:y="8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0.1cm" svg:x2="20cm" svg:y2="10.1cm">
          <text:p/>
        </draw:line>
        <draw:line draw:style-name="gr2" draw:text-style-name="P2" draw:layer="layout" svg:x1="1cm" svg:y1="11.5cm" svg:x2="20cm" svg:y2="11.4cm">
          <text:p/>
        </draw:line>
        <draw:line draw:style-name="gr2" draw:text-style-name="P2" draw:layer="layout" svg:x1="1cm" svg:y1="12.8cm" svg:x2="20.3cm" svg:y2="12.8cm">
          <text:p/>
        </draw:line>
        <draw:line draw:style-name="gr2" draw:text-style-name="P2" draw:layer="layout" svg:x1="18.3cm" svg:y1="8.7cm" svg:x2="18.3cm" svg:y2="14.1cm">
          <text:p/>
        </draw:line>
        <draw:line draw:style-name="gr2" draw:text-style-name="P2" draw:layer="layout" svg:x1="16.4cm" svg:y1="8.7cm" svg:x2="16.4cm" svg:y2="14.1cm">
          <text:p/>
        </draw:line>
        <draw:line draw:style-name="gr2" draw:text-style-name="P2" draw:layer="layout" svg:x1="14.7cm" svg:y1="8.6cm" svg:x2="14.7cm" svg:y2="14.2cm">
          <text:p/>
        </draw:line>
        <draw:line draw:style-name="gr2" draw:text-style-name="P2" draw:layer="layout" svg:x1="12.9cm" svg:y1="8.7cm" svg:x2="12.9cm" svg:y2="14.1cm">
          <text:p/>
        </draw:line>
        <draw:line draw:style-name="gr2" draw:text-style-name="P2" draw:layer="layout" svg:x1="9.8cm" svg:y1="8.7cm" svg:x2="9.8cm" svg:y2="14.2cm">
          <text:p/>
        </draw:line>
        <draw:line draw:style-name="gr2" draw:text-style-name="P2" draw:layer="layout" svg:x1="5.3cm" svg:y1="8.7cm" svg:x2="5.2cm" svg:y2="14.2cm">
          <text:p/>
        </draw:line>
        <draw:line draw:style-name="gr2" draw:text-style-name="P2" draw:layer="layout" svg:x1="17.4cm" svg:y1="8.7cm" svg:x2="17.4cm" svg:y2="14.2cm">
          <text:p/>
        </draw:line>
        <draw:line draw:style-name="gr2" draw:text-style-name="P2" draw:layer="layout" svg:x1="19.2cm" svg:y1="8.6cm" svg:x2="19.2cm" svg:y2="14.3cm">
          <text:p/>
        </draw:line>
        <draw:frame draw:style-name="gr3" draw:text-style-name="P3" draw:layer="layout" svg:width="19.607cm" svg:height="1.673cm" svg:x="1cm" svg:y="14.7cm">
          <draw:text-box>
            <text:p>Distance in meters from TL</text:p>
            <text:p>750 <text:s text:c="17"/>400 <text:s text:c="16"/>160 <text:s text:c="11"/>100 <text:s text:c="4"/>60 <text:s text:c="5"/>48 28 21 14 7</text:p>
          </draw:text-box>
        </draw:frame>
        <draw:frame draw:style-name="gr3" draw:text-style-name="P3" draw:layer="layout" svg:width="18.997cm" svg:height="1.673cm" svg:x="1.403cm" svg:y="6.627cm">
          <draw:text-box>
            <text:p>Lane Cell <text:s text:c="87"/><text:s/></text:p>
            <text:p>9 <text:s text:c="21"/>8 <text:s text:c="22"/>7 <text:s text:c="14"/>6 <text:s text:c="8"/>5 <text:s text:c="5"/>4 <text:s text:c="3"/>3 <text:s text:c="2"/>2 <text:s/>1</text:p>
          </draw:text-box>
        </draw:frame>
        <draw:frame draw:style-name="gr3" draw:text-style-name="P3" draw:layer="layout" svg:width="10.273cm" svg:height="2.384cm" svg:x="1.6cm" svg:y="3.6cm">
          <draw:text-box>
            <text:p>Car position = lane group, lane cell</text:p>
            <text:p>1= cell ocuupied</text:p>
            <text:p>0 = unoccupied</text:p>
          </draw:text-box>
        </draw:frame>
        <draw:frame draw:style-name="gr3" draw:text-style-name="P3" draw:layer="layout" svg:width="18.863cm" svg:height="3.806cm" svg:x="1.3cm" svg:y="8.894cm">
          <draw:text-box>
            <text:p>0 <text:s text:c="19"/>0 <text:s text:c="23"/>0 <text:s text:c="19"/>0 <text:s text:c="4"/>1 <text:s text:c="7"/>1 <text:s text:c="2"/>1 <text:s/>1 <text:s text:c="2"/>1</text:p>
            <text:p/>
            <text:p>1 <text:s text:c="19"/>1 <text:s text:c="23"/>1 <text:s text:c="19"/>1 <text:s text:c="4"/>1 <text:s text:c="7"/>1 <text:s text:c="2"/>1 <text:s/>1 <text:s text:c="2"/>1</text:p>
            <text:p/>
            <text:p>0<text:tab/><text:tab/><text:tab/> 0<text:tab/><text:tab/><text:tab/><text:tab/>0<text:tab/><text:tab/><text:tab/>0<text:tab/>1<text:tab/> <text:s text:c="2"/>1 <text:s text:c="2"/>1 <text:s/>1 <text:s text:c="2"/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6T00:01:56.031267819</meta:creation-date>
    <dc:date>2021-02-06T00:19:56.927473331</dc:date>
    <meta:editing-duration>PT18M</meta:editing-duration>
    <meta:editing-cycles>4</meta:editing-cycles>
    <meta:generator>LibreOffice/6.0.7.3$Linux_X86_64 LibreOffice_project/00m0$Build-3</meta:generator>
    <meta:document-statistic meta:object-count="16"/>
  </office:meta>
</office:document-meta>
</file>